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6.914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3.3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Git Branch</text:p>
          </table:table-cell>
          <table:table-cell table:style-name="ce1" office:value-type="string">
            <text:p>Epic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2">
            <draw:frame table:end-cell-address="Features.F1" table:end-x="1.636cm" table:end-y="0.453cm" draw:z-index="0" draw:style-name="gr1" svg:width="1.636cm" svg:height="0.452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0.2</text:p>
          </table:table-cell>
          <table:table-cell office:value-type="string">
            <text:p>feature-0001</text:p>
          </table:table-cell>
          <table:table-cell office:value-type="string">
            <text:p>Filestructure</text:p>
          </table:table-cell>
          <table:table-cell office:value-type="string">
            <text:p>Restructure of files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2</text:p>
          </table:table-cell>
          <table:table-cell office:value-type="string">
            <text:p>Documentation</text:p>
          </table:table-cell>
          <table:table-cell office:value-type="string">
            <text:p>Refine process of work (documentation)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3</text:p>
          </table:table-cell>
          <table:table-cell office:value-type="string">
            <text:p>Documentation</text:p>
          </table:table-cell>
          <table:table-cell office:value-type="string">
            <text:p>Specify features for v0.3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04</text:p>
          </table:table-cell>
          <table:table-cell office:value-type="string">
            <text:p>Local Database</text:p>
          </table:table-cell>
          <table:table-cell office:value-type="string">
            <text:p>Integrate data models into local database</text:p>
          </table:table-cell>
          <table:table-cell office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>
            <text:p>feature-0005</text:p>
          </table:table-cell>
          <table:table-cell office:value-type="string">
            <text:p>Local Database</text:p>
          </table:table-cell>
          <table:table-cell office:value-type="string">
            <text:p>Store fetched data into local database</text:p>
          </table:table-cell>
          <table:table-cell office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>
            <text:p>feature-0006</text:p>
          </table:table-cell>
          <table:table-cell office:value-type="string">
            <text:p>Local Database</text:p>
          </table:table-cell>
          <table:table-cell office:value-type="string">
            <text:p>Load fetched data from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7</text:p>
          </table:table-cell>
          <table:table-cell office:value-type="string">
            <text:p>Data Refresh</text:p>
          </table:table-cell>
          <table:table-cell office:value-type="string">
            <text:p>Add an expiration date of local data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8</text:p>
          </table:table-cell>
          <table:table-cell office:value-type="string">
            <text:p>Data Refresh</text:p>
          </table:table-cell>
          <table:table-cell office:value-type="string">
            <text:p>Refresh expired data on demand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9</text:p>
          </table:table-cell>
          <table:table-cell office:value-type="string">
            <text:p>Unit Testing</text:p>
          </table:table-cell>
          <table:table-cell office:value-type="string">
            <text:p>Refactorize API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0</text:p>
          </table:table-cell>
          <table:table-cell office:value-type="string">
            <text:p>Unit Testing</text:p>
          </table:table-cell>
          <table:table-cell office:value-type="string">
            <text:p>Refactorize database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1</text:p>
          </table:table-cell>
          <table:table-cell office:value-type="string">
            <text:p>Unit Testing</text:p>
          </table:table-cell>
          <table:table-cell office:value-type="string">
            <text:p>Write unit tests for data expiration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2</text:p>
          </table:table-cell>
          <table:table-cell office:value-type="string">
            <text:p>Export</text:p>
          </table:table-cell>
          <table:table-cell office:value-type="string">
            <text:p>Specify export interface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13</text:p>
          </table:table-cell>
          <table:table-cell office:value-type="string">
            <text:p>Export</text:p>
          </table:table-cell>
          <table:table-cell office:value-type="string">
            <text:p>Implement void export</text:p>
          </table:table-cell>
          <table:table-cell office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>
            <text:p>feature-0014</text:p>
          </table:table-cell>
          <table:table-cell office:value-type="string">
            <text:p>Export</text:p>
          </table:table-cell>
          <table:table-cell office:value-type="string">
            <text:p>Implement csv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5</text:p>
          </table:table-cell>
          <table:table-cell office:value-type="string">
            <text:p>Export</text:p>
          </table:table-cell>
          <table:table-cell office:value-type="string">
            <text:p>Implement excel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6</text:p>
          </table:table-cell>
          <table:table-cell office:value-type="string">
            <text:p>Export</text:p>
          </table:table-cell>
          <table:table-cell office:value-type="string">
            <text:p>Implement ods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2015-07-04</text:date>, <text:time>15:4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8M46S</meta:editing-duration>
    <meta:editing-cycles>16</meta:editing-cycles>
    <meta:generator>OpenOffice/4.0.1$Win32 OpenOffice.org_project/401m5$Build-9714</meta:generator>
    <dc:date>2015-07-04T15:41:53.40</dc:date>
    <meta:document-statistic meta:table-count="1" meta:cell-count="7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